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0b6de1" officeooo:paragraph-rsid="000b6de1"/>
    </style:style>
    <style:style style:name="P2" style:family="paragraph" style:parent-style-name="Standard">
      <style:text-properties officeooo:rsid="000b6de1" officeooo:paragraph-rsid="000b8b87"/>
    </style:style>
    <style:style style:name="P3" style:family="paragraph" style:parent-style-name="Standard">
      <style:text-properties officeooo:rsid="000b8b87" officeooo:paragraph-rsid="000b8b87"/>
    </style:style>
    <style:style style:name="P4" style:family="paragraph" style:parent-style-name="Standard">
      <style:text-properties officeooo:rsid="000d3d92" officeooo:paragraph-rsid="000d3d92"/>
    </style:style>
    <style:style style:name="P5" style:family="paragraph" style:parent-style-name="Standard">
      <style:text-properties style:text-underline-style="solid" style:text-underline-width="auto" style:text-underline-color="font-color" fo:font-weight="bold" officeooo:rsid="000d3d92" officeooo:paragraph-rsid="000d3d92" style:font-weight-asian="bold" style:font-weight-complex="bold"/>
    </style:style>
    <style:style style:name="P6" style:family="paragraph" style:parent-style-name="Standard">
      <style:text-properties style:text-underline-style="none" fo:font-weight="normal" officeooo:rsid="000d3d92" officeooo:paragraph-rsid="000d3d92" style:font-weight-asian="normal" style:font-weight-complex="normal"/>
    </style:style>
    <style:style style:name="P7" style:family="paragraph" style:parent-style-name="Standard">
      <style:text-properties style:text-underline-style="none" fo:font-weight="normal" officeooo:rsid="000e1371" officeooo:paragraph-rsid="000e1371" style:font-weight-asian="normal" style:font-weight-complex="normal"/>
    </style:style>
    <style:style style:name="P8" style:family="paragraph" style:parent-style-name="Standard">
      <style:text-properties style:text-underline-style="none" fo:font-weight="normal" officeooo:rsid="000eb8b7" officeooo:paragraph-rsid="000eb8b7" style:font-weight-asian="normal" style:font-weight-complex="normal"/>
    </style:style>
    <style:style style:name="P9" style:family="paragraph" style:parent-style-name="Standard">
      <style:text-properties style:text-underline-style="none" fo:font-weight="normal" officeooo:rsid="001243ba" officeooo:paragraph-rsid="001243ba" style:font-weight-asian="normal" style:font-weight-complex="normal"/>
    </style:style>
    <style:style style:name="P10" style:family="paragraph" style:parent-style-name="Standard">
      <style:text-properties officeooo:paragraph-rsid="001243ba"/>
    </style:style>
    <style:style style:name="P11" style:family="paragraph" style:parent-style-name="Text_20_body">
      <style:text-properties officeooo:paragraph-rsid="001d0de8"/>
    </style:style>
    <style:style style:name="P12" style:family="paragraph" style:parent-style-name="Text_20_body">
      <style:text-properties officeooo:paragraph-rsid="001b9f85"/>
    </style:style>
    <style:style style:name="P13" style:family="paragraph" style:parent-style-name="Text_20_body">
      <style:text-properties style:text-underline-style="none" fo:font-weight="normal" officeooo:rsid="001b9f85" officeooo:paragraph-rsid="001b9f85" style:font-weight-asian="normal" style:font-weight-complex="normal"/>
    </style:style>
    <style:style style:name="P14" style:family="paragraph" style:parent-style-name="Text_20_body">
      <style:text-properties officeooo:paragraph-rsid="001face3"/>
    </style:style>
    <style:style style:name="P15" style:family="paragraph" style:parent-style-name="Text_20_body">
      <style:text-properties style:text-underline-style="none" fo:font-weight="normal" officeooo:rsid="00256ad8" officeooo:paragraph-rsid="00270d3f" style:font-weight-asian="normal" style:font-weight-complex="normal"/>
    </style:style>
    <style:style style:name="P16" style:family="paragraph" style:parent-style-name="Text_20_body">
      <style:text-properties officeooo:paragraph-rsid="00270d3f"/>
    </style:style>
    <style:style style:name="P17" style:family="paragraph" style:parent-style-name="Text_20_body">
      <style:text-properties style:text-underline-style="none" fo:font-weight="normal" officeooo:rsid="00256ad8" officeooo:paragraph-rsid="00256ad8" style:font-weight-asian="normal" style:font-weight-complex="normal"/>
    </style:style>
    <style:style style:name="P18" style:family="paragraph" style:parent-style-name="Text_20_body">
      <style:text-properties style:text-underline-style="none" fo:font-weight="normal" officeooo:rsid="0021414e" officeooo:paragraph-rsid="001face3" style:font-weight-asian="normal" style:font-weight-complex="normal"/>
    </style:style>
    <style:style style:name="P19" style:family="paragraph" style:parent-style-name="Text_20_body">
      <style:text-properties officeooo:rsid="00256ad8" officeooo:paragraph-rsid="00256ad8"/>
    </style:style>
    <style:style style:name="P20" style:family="paragraph" style:parent-style-name="Text_20_body">
      <style:text-properties officeooo:rsid="00232a48" officeooo:paragraph-rsid="00232a48"/>
    </style:style>
    <style:style style:name="P21" style:family="paragraph" style:parent-style-name="Text_20_body">
      <style:text-properties style:text-underline-style="none" fo:font-weight="normal" officeooo:rsid="00232a48" officeooo:paragraph-rsid="00232a48" style:font-weight-asian="normal" style:font-weight-complex="normal"/>
    </style:style>
    <style:style style:name="P22" style:family="paragraph" style:parent-style-name="Text_20_body">
      <style:text-properties style:text-underline-style="none" fo:font-weight="normal" officeooo:rsid="002470f7" officeooo:paragraph-rsid="002470f7" style:font-weight-asian="normal" style:font-weight-complex="normal"/>
    </style:style>
    <style:style style:name="P23" style:family="paragraph" style:parent-style-name="Text_20_body">
      <style:text-properties officeooo:rsid="002470f7" officeooo:paragraph-rsid="002470f7"/>
    </style:style>
    <style:style style:name="P24" style:family="paragraph" style:parent-style-name="Text_20_body">
      <style:text-properties style:text-underline-style="none" fo:font-weight="normal" officeooo:rsid="00228ae5" officeooo:paragraph-rsid="00228ae5" style:font-weight-asian="normal" style:font-weight-complex="normal"/>
    </style:style>
    <style:style style:name="P25" style:family="paragraph" style:parent-style-name="Text_20_body">
      <style:text-properties style:text-underline-style="none" fo:font-weight="normal" officeooo:rsid="0018e082" officeooo:paragraph-rsid="001a1e5f" style:font-weight-asian="normal" style:font-weight-complex="normal"/>
    </style:style>
    <style:style style:name="P26" style:family="paragraph" style:parent-style-name="Text_20_body" style:list-style-name="L1">
      <style:paragraph-properties fo:margin-top="0in" fo:margin-bottom="0in" style:contextual-spacing="false"/>
    </style:style>
    <style:style style:name="P27" style:family="paragraph" style:parent-style-name="Text_20_body" style:list-style-name="L1"/>
    <style:style style:name="P28" style:family="paragraph" style:parent-style-name="Text_20_body">
      <style:text-properties officeooo:paragraph-rsid="001a1e5f"/>
    </style:style>
    <style:style style:name="P29" style:family="paragraph" style:parent-style-name="Text_20_body">
      <style:text-properties officeooo:rsid="001a1e5f" officeooo:paragraph-rsid="001a1e5f"/>
    </style:style>
    <style:style style:name="P30" style:family="paragraph" style:parent-style-name="Text_20_body">
      <style:text-properties officeooo:paragraph-rsid="00172058"/>
    </style:style>
    <style:style style:name="P31" style:family="paragraph" style:parent-style-name="Text_20_body">
      <style:text-properties officeooo:paragraph-rsid="001243ba"/>
    </style:style>
    <style:style style:name="P32" style:family="paragraph" style:parent-style-name="Standard">
      <style:text-properties style:text-underline-style="none" fo:font-weight="normal" officeooo:rsid="000e1371" officeooo:paragraph-rsid="0015a291" style:font-weight-asian="normal" style:font-weight-complex="normal"/>
    </style:style>
    <style:style style:name="P33" style:family="paragraph" style:parent-style-name="Standard">
      <style:text-properties style:text-underline-style="none" fo:font-weight="normal" officeooo:rsid="000eb8b7" officeooo:paragraph-rsid="0015a291" style:font-weight-asian="normal" style:font-weight-complex="normal"/>
    </style:style>
    <style:style style:name="P34" style:family="paragraph" style:parent-style-name="Standard">
      <style:text-properties style:text-underline-style="none" fo:font-weight="normal" officeooo:rsid="001243ba" officeooo:paragraph-rsid="0015a291" style:font-weight-asian="normal" style:font-weight-complex="normal"/>
    </style:style>
    <style:style style:name="P35" style:family="paragraph" style:parent-style-name="Standard">
      <style:text-properties style:text-underline-style="none" fo:font-weight="normal" officeooo:rsid="001243ba" officeooo:paragraph-rsid="0013e1bc" style:font-weight-asian="normal" style:font-weight-complex="normal"/>
    </style:style>
    <style:style style:name="P36" style:family="paragraph" style:parent-style-name="Standard">
      <style:text-properties officeooo:rsid="001ef0cc" officeooo:paragraph-rsid="001ef0cc"/>
    </style:style>
    <style:style style:name="P37" style:family="paragraph" style:parent-style-name="Text_20_body">
      <style:text-properties officeooo:paragraph-rsid="001ef0cc"/>
    </style:style>
    <style:style style:name="P38" style:family="paragraph" style:parent-style-name="Text_20_body">
      <style:text-properties style:text-underline-style="none" fo:font-weight="normal" officeooo:rsid="001b9f85" officeooo:paragraph-rsid="001ef0cc" style:font-weight-asian="normal" style:font-weight-complex="normal"/>
    </style:style>
    <style:style style:name="P39" style:family="paragraph" style:parent-style-name="Text_20_body">
      <style:text-properties officeooo:rsid="001c5c2d" officeooo:paragraph-rsid="001ef0cc"/>
    </style:style>
    <style:style style:name="P40" style:family="paragraph" style:parent-style-name="Text_20_body">
      <style:text-properties style:text-underline-style="none" fo:font-weight="normal" officeooo:rsid="001cc8e2" officeooo:paragraph-rsid="001ef0cc" style:font-weight-asian="normal" style:font-weight-complex="normal"/>
    </style:style>
    <style:style style:name="T1" style:family="text">
      <style:text-properties officeooo:rsid="000b8b87"/>
    </style:style>
    <style:style style:name="T2" style:family="text">
      <style:text-properties officeooo:rsid="000d3d92"/>
    </style:style>
    <style:style style:name="T3" style:family="text">
      <style:text-properties style:text-underline-style="none" fo:font-weight="normal" officeooo:rsid="001243ba" style:font-weight-asian="normal" style:font-weight-complex="normal"/>
    </style:style>
    <style:style style:name="T4" style:family="text">
      <style:text-properties style:text-underline-style="none" fo:font-weight="normal" officeooo:rsid="001b9f85" style:font-weight-asian="normal" style:font-weight-complex="normal"/>
    </style:style>
    <style:style style:name="T5" style:family="text">
      <style:text-properties style:text-underline-style="none" fo:font-weight="normal" officeooo:rsid="001ef0cc" style:font-weight-asian="normal" style:font-weight-complex="normal"/>
    </style:style>
    <style:style style:name="T6" style:family="text">
      <style:text-properties style:text-underline-style="none" fo:font-weight="normal" officeooo:rsid="001d0de8" style:font-weight-asian="normal" style:font-weight-complex="normal"/>
    </style:style>
    <style:style style:name="T7" style:family="text">
      <style:text-properties style:text-underline-style="solid" style:text-underline-width="auto" style:text-underline-color="font-color" fo:font-weight="normal" officeooo:rsid="0018e082" style:font-weight-asian="normal" style:font-weight-complex="normal"/>
    </style:style>
    <style:style style:name="T8" style:family="text">
      <style:text-properties style:text-underline-style="none" fo:font-weight="normal" officeooo:rsid="0018e082" style:font-weight-asian="normal" style:font-weight-complex="normal"/>
    </style:style>
    <style:style style:name="T9" style:family="text">
      <style:text-properties officeooo:rsid="0029c0b9"/>
    </style:style>
    <style:style style:name="T10" style:family="text">
      <style:text-properties style:text-underline-style="none" fo:font-weight="normal" officeooo:rsid="00256ad8" style:font-weight-asian="normal" style:font-weight-complex="normal"/>
    </style:style>
    <style:style style:name="T11" style:family="text">
      <style:text-properties style:text-underline-style="none" fo:font-weight="normal" officeooo:rsid="0021414e" style:font-weight-asian="normal"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228ae5" style:font-weight-asian="normal" style:font-weight-complex="normal"/>
    </style:style>
    <style:style style:name="T14" style:family="text">
      <style:text-properties style:text-underline-style="none" fo:font-weight="normal" officeooo:rsid="00172058" style:font-weight-asian="normal" style:font-weight-complex="normal"/>
    </style:style>
    <style:style style:name="T15" style:family="text">
      <style:text-properties style:text-underline-style="none" fo:font-weight="normal" officeooo:rsid="0013e1bc" style:font-weight-asian="normal" style:font-weight-complex="normal"/>
    </style:style>
    <style:style style:name="T16" style:family="text">
      <style:text-properties officeooo:rsid="001243ba"/>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spezifische Aenderung durch die Digitalisierung (beschreibung / bewertung !)</text:p>
      <text:p text:style-name="P1">- begriffe Klarheit</text:p>
      <text:p text:style-name="P1"/>
      <text:p text:style-name="P1">1. Einleitung</text:p>
      <text:p text:style-name="P1"/>
      <text:p text:style-name="P1">a) Themenrelevanz: Auswirkugnen auf Sicherheitspolitik, Medien beispiele</text:p>
      <text:p text:style-name="P1">b) <text:s/>Problemstellung: Ist Cyberkrieg Krieg und ist Cyberterrorismus Terrorismus?</text:p>
      <text:p text:style-name="P1">c) Erlaeterung des Methodischen Ansatzes zur Begrifferklaerung : phylosophische Begriffsanalyse, historische Betrachtung, aktuelle Fallbeispiele</text:p>
      <text:p text:style-name="P1"/>
      <text:p text:style-name="P1">d) Ziel: Klaerung der Begriffe “Krieg, Terrorismus, Cyberkrieg, Cyberterrorismus”</text:p>
      <text:p text:style-name="P1"/>
      <text:p text:style-name="P1"/>
      <text:p text:style-name="P1">2. Begriffsdefintion &amp; philosophischer Kontext</text:p>
      <text:p text:style-name="P1"><text:span text:style-name="T1">a)</text:span> - klassische Philosophie: klassische Definition von Krieg ( z.B. Carl von Clausewitz)</text:p>
      <text:p text:style-name="P2">- Definition von Terrorismus</text:p>
      <text:p text:style-name="P2"/>
      <text:p text:style-name="P3">b) <text:s/>zentraler Begriff aus der philosophie “Gewalt” (nach Hannah Arendt), “Macht” (nach Michael Foucault) um Digitaliserungsveraenderung zu analaysieren</text:p>
      <text:p text:style-name="P1"/>
      <text:p text:style-name="P3">c) Wie veraendert Digitaliserung das Verstaendnis von Krieg und Terrorismus? (Entkoerperlichung von Gewalt) bei digital keien physische Gewalt, assymetrische Bedrohung</text:p>
      <text:p text:style-name="P3"/>
      <text:p text:style-name="P3">3. Veraenderung durch Digitaliserung</text:p>
      <text:p text:style-name="P3">a) Beschreibung der Veraendeung</text:p>
      <text:p text:style-name="P3">- Cyberkrieg: Was ist das?</text:p>
      <text:p text:style-name="P3">- CyberTerror: Was ist das?</text:p>
      <text:p text:style-name="P3">b) Analyse der Notwendigkeit der Veraenderung</text:p>
      <text:p text:style-name="P3">- zwangslaeufig?</text:p>
      <text:p text:style-name="P3">- welche kraefte? Politk, technologisch, sozial?</text:p>
      <text:p text:style-name="P3"/>
      <text:p text:style-name="P3">4. Analyse und kritische Diksussion</text:p>
      <text:p text:style-name="P3">Cyberterror / krieg wirklich neue Phaenomene oder neue Formen alter Phaenomene</text:p>
      <text:p text:style-name="P3">Cyberkrieg als Krieg? <text:s/>Pro Contra Arguemnte</text:p>
      <text:p text:style-name="P3">Cyberterror als Terror? Pro Contra Arguemente</text:p>
      <text:p text:style-name="P3">Wie kann man die Begriffe analysieren ohne normativ zu werden? (bewertend)</text:p>
      <text:p text:style-name="P3"/>
      <text:p text:style-name="P3"/>
      <text:p text:style-name="P3"/>
      <text:p text:style-name="P3"/>
      <text:p text:style-name="P3"><text:soft-page-break/>5. <text:span text:style-name="T2">zentrale philosophische Begriffe auseinandersetzung</text:span></text:p>
      <text:p text:style-name="P3">Wie hilft der Begriff Gewalt / Macht im Kontext der digitalen Transformation</text:p>
      <text:p text:style-name="P3"/>
      <text:p text:style-name="P3"/>
      <text:p text:style-name="P4">6. Konkrete Frage und Beantwortung</text:p>
      <text:p text:style-name="P4">Ist die urspruengliche Frage praezise genug? Oder sollte sie anders gestellt werden? </text:p>
      <text:p text:style-name="P4">Beantwortung der Frage aufgrund vorheriger Analyse: Cyberkrieg Krieg / Cyberterror Terror</text:p>
      <text:p text:style-name="P4"/>
      <text:p text:style-name="P4"/>
      <text:p text:style-name="P4">7. Fazit</text:p>
      <text:p text:style-name="P4">Wiederholung der wichtigsten Punkte?</text:p>
      <text:p text:style-name="P4">Welche Erkettniss wurde gewonnen? </text:p>
      <text:p text:style-name="P4">Moegliche <text:s/>Entwicklungen und weitere Forschungsfragen? </text:p>
      <text:p text:style-name="P3"/>
      <text:p text:style-name="P3"><text:s/></text:p>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Einleitung</text:p>
      <text:p text:style-name="P5"/>
      <text:p text:style-name="P6">1. Einfuerung in die Fragestellung: “Ist Cyberkrieg Krieg und ist Cyberterrorismus Terrorismus?</text:p>
      <text:p text:style-name="P6"/>
      <text:p text:style-name="P7">11KM Tagesschau-Podcast</text:p>
      <text:p text:style-name="P7"/>
      <text:p text:style-name="P7">Killnet Kollektiver Cyberangriff auf Deutschland aufgrund von Leonard-Panzer im Fruehjahr 2022</text:p>
      <text:p text:style-name="P7"/>
      <text:p text:style-name="P7">Killnet Litauen (warum genau Litauen)</text:p>
      <text:p text:style-name="P7">Sommer 2022 Kaliningrad <text:s/>Exklave im Zentrum zwischen Polen und Litauen</text:p>
      <text:p text:style-name="P7">Fuer Lieferungen wird Eisbahn durch Litauen benutzt </text:p>
      <text:p text:style-name="P7">Juni 2022 Saktionen Kohle / Stahl fuer Russland → Litauen unterbindet Transport</text:p>
      <text:p text:style-name="P7"/>
      <text:p text:style-name="P7">Aufruf zur vergeltung Litauen (Telegram gruppen, russischer Propaganda)</text:p>
      <text:p text:style-name="P7"/>
      <text:p text:style-name="P7">D-Dos Angriff ueber Wochen hinweg (Liste mit Angriffzielen)</text:p>
      <text:p text:style-name="P7">- Webseiten und IP-Adressen </text:p>
      <text:p text:style-name="P7">- Screenshot mit nachweis dass Seite nicht erreichbar (Server Error 501/502)</text:p>
      <text:p text:style-name="P7"/>
      <text:p text:style-name="P7">Propaganda / offentliche Meinung Manipulieren | Verunsicherung in einem Land triggeren</text:p>
      <text:p text:style-name="P7"/>
      <text:p text:style-name="P7">Gefuehl in der Bevolerkung entsteht wenn ueber wochenhinweg bestimmte Seiten nicht erreichbar sind, dass man Angreifbar ist</text:p>
      <text:p text:style-name="P7"/>
      <text:p text:style-name="P8">2 ½ Wochen verteilte Angriffe </text:p>
      <text:p text:style-name="P8">dann Punktuell Ignitis Group (Energie Versorger Litauens)</text:p>
      <text:p text:style-name="P8">Webseiten ging down um 4:30 in der Freuh </text:p>
      <text:p text:style-name="P8">(kein Kundenkonto Zugriff)</text:p>
      <text:p text:style-name="P8">Insider der eventuell Schadsoftware auf Server zieht</text:p>
      <text:p text:style-name="P8"/>
      <text:p text:style-name="P8">Killnet – Hacktivismus Organisation (Terroristische Gruppe) (politisches Interesse – kein Geld) </text:p>
      <text:p text:style-name="P8">- rusophile hacker die Russland unterstuetzen</text:p>
      <text:p text:style-name="P8"/>
      <text:p text:style-name="P8">Seit Ukrainekrieg grosser Aufschwung der Hacktivisten</text:p>
      <text:p text:style-name="P8"/>
      <text:p text:style-name="P8"/>
      <text:p text:style-name="P8"/>
      <text:p text:style-name="P8"><text:soft-page-break/>Bundesamt Sicherheit in der Informationstechnologie</text:p>
      <text:p text:style-name="P8">- Ziel: gesellschaftliche Verunsicherung</text:p>
      <text:p text:style-name="P8">- Vertrauen in demokratische Institutionen sowie in die faehigkeiten des Staates zum Schutz der Bevoelkerunger zu beschaedigen</text:p>
      <text:p text:style-name="P8"/>
      <text:p text:style-name="P8">21</text:p>
      <text:p text:style-name="P8">Samuel definiert das Phänomen Hacktivismus als die „Hochzeit von politischem Aktivismus</text:p>
      <text:p text:style-name="P8">und Computerhacking [...] als den gewaltfreien Gebrauch von illegalen oder legalen</text:p>
      <text:p text:style-name="P8">digitalen Werkzeugen um politische Ziele zu verfolgen."32</text:p>
      <text:p text:style-name="P8"/>
      <text:p text:style-name="P8"><text:s/>Die wichtigste</text:p>
      <text:p text:style-name="P8">Abgrenzung zu Hacktivismus liegt im Ziel des Terrorismus begründet, nämlich Gewalt</text:p>
      <text:p text:style-name="P8">auszuüben, um einzuschüchtern und Schrecken und Leid zu verbreiten.3</text:p>
      <text:p text:style-name="P8"/>
      <text:p text:style-name="P8">Brickey (2012) definiert Cyberterrorismus als „den Gebrauch von Cyberkapazitäten, um</text:p>
      <text:p text:style-name="P8">ermächtigende, störende oder zerstörende militante Operationen durchzuführen und Angst</text:p>
      <text:p text:style-name="P8">mittels Gewalt oder Gewaltandrohung zu instrumentalisieren, um einen politischen Wandel</text:p>
      <text:p text:style-name="P8">zu verfolgen“.37</text:p>
      <text:p text:style-name="P8"/>
      <text:p text:style-name="P8">Angriffsziele von Cyberterroristen können kritische Infrastrukturen sein, wie beispielsweise</text:p>
      <text:p text:style-name="P8">Energie- und Wasserversorgung, Telekommunikation oder Verkehrs- und Transportsysteme,</text:p>
      <text:p text:style-name="P8">die bei Ausfällen zu erheblichen Beeinträchtigungen der öffentlichen Sicherheit oder zu</text:p>
      <text:p text:style-name="P8">Versorgungsengpässen oder anderen dramatischen Konsequenzen führen können.</text:p>
      <text:p text:style-name="P8">Cyberterroristen nutzen das Internet nicht nur, um Anschläge zu verüben, sondern auch um</text:p>
      <text:p text:style-name="P8">neue, vor allem junge Mitstreiter zu rekrutieren sowie als Propagandawerkzeug oder zur</text:p>
      <text:p text:style-name="P8">Radikalisierung von Jugendlichen</text:p>
      <text:p text:style-name="P8"/>
      <text:p text:style-name="P8"/>
      <text:p text:style-name="P8"/>
      <text:p text:style-name="P8"/>
      <text:p text:style-name="P8"/>
      <text:p text:style-name="P8"/>
      <text:p text:style-name="P9"><text:soft-page-break/>Einleitung Killnet</text:p>
      <text:p text:style-name="P8"/>
      <text:p text:style-name="P9">Killnee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text:span text:style-name="T3">Einleitung</text:span></text:p>
      <text:p text:style-name="P10"><text:span text:style-name="T4"/></text:p>
      <text:p text:style-name="P11"><text:span text:style-name="T4">Laut den im Bericht, über die Lage der IT-Sicherheit in Deutschland für das Jahr 2023, genannten Statistiken sind täglich circa 775 Schadprogramme im deutschen Regierungsnetz abgefangen worden, die dem Anhang einer E-Mail beigefügt waren. </text:span><text:span text:style-name="T5">Zudem</text:span><text:span text:style-name="T4"> gab es </text:span><text:span text:style-name="T5">durchschnittlich </text:span><text:span text:style-name="T4">68 Angriffe pro Monat auf Kommunalverwaltungen oder -betriebe. Ganz nach dem Satz von Florian Felix Weyh ‚Data locuta, causa finita‘ ist </text:span><text:span text:style-name="T6">vom BSI </text:span><text:span text:style-name="T4">ein klar</text:span><text:span text:style-name="T6">es</text:span><text:span text:style-name="T4"> </text:span><text:span text:style-name="T6">Fazit uber die Zahlen und Fakten </text:span><text:span text:style-name="T4">getroffen </text:span><text:span text:style-name="T6">worden</text:span><text:span text:style-name="T4">: „Die Bedrohung im Cyberraum […] <text:s/>ist so hoch wie nie zuvor“</text:span></text:p>
      <text:p text:style-name="P12"><text:span text:style-name="T4">[1] Die Lage der IT-Sicherheit in Deutschland </text:span><text:a xlink:type="simple" xlink:href="https://www.bsi.bund.de/SharedDocs/Downloads/DE/BSI/Publikationen/Lageberichte/Lagebericht2023.pdf?__blob=publicationFile&amp;v=8" text:style-name="Internet_20_link" text:visited-style-name="Visited_20_Internet_20_Link"><text:span text:style-name="T7">https://www.bsi.bund.de/SharedDocs/Downloads/DE/BSI/Publikationen/Lageberichte/Lagebericht2023.pdf?__blob=publicationFile&amp;v=8</text:span></text:a><text:span text:style-name="T8">,</text:span></text:p>
      <text:p text:style-name="P13">Seite 11; Stand: 12.09.2023, 16:21</text:p>
      <text:p text:style-name="P14"><text:span text:style-name="T4"/></text:p>
      <text:p text:style-name="P15">Demzufolge sollten Fragestellungen über und um die Sicherheit des Cyberraums mit hoher Sorgfalt geführt werden. Folgend wird die philosophische Doppelfrage „Ist Cyber-Terrorismus Terrorismus und ist Cyber-Krieg Krieg?“ durch das Klären der verwendeten Begrifflichkeiten sowie durch kritische Diskussion beantwortet.</text:p>
      <text:p text:style-name="P15">Bevor die zu klärenden Thesen <text:span text:style-name="T9">der Fragen 1</text:span>aufgeführt werden können, ist es essenziell, ein terminologisches Verständnis durch die klare Definition von Cyber, Krieg und Terrorismus herzustellen.</text:p>
      <text:p text:style-name="P16"><text:span text:style-name="T10"/></text:p>
      <text:p text:style-name="P16"><text:span text:style-name="T10"/></text:p>
      <text:p text:style-name="P16"><text:span text:style-name="T10"/></text:p>
      <text:p text:style-name="P16"><text:span text:style-name="T10"/></text:p>
      <text:p text:style-name="P16"><text:span text:style-name="T10"/></text:p>
      <text:p text:style-name="P16"><text:span text:style-name="T10"/></text:p>
      <text:p text:style-name="P15">Nachdem die relevanten Begriffe klar definiert sind, wird nun der Kontext zwischen diesen Begriffsdefinitionen und ihrer Anwendung im digitalen Raum (Cyber) besprochen. Hierbei werden Parallelen und Unterschiede hervorgehoben, um das Verständnis für die nachfolgenden Thesen zu vertiefen.</text:p>
      <text:p text:style-name="P16"><text:soft-page-break/><text:span text:style-name="T10"/></text:p>
      <text:p text:style-name="P16"><text:span text:style-name="T10"/></text:p>
      <text:p text:style-name="P17">Die zu klaerenden Thesen lauten: </text:p>
      <text:p text:style-name="P18">Cyber-Terrorismus ist eine Form des Terrorismus, da er systematisch digitale Mittel und Technologien einsetzt, um Angst und Schrecken in der Bevölkerung zu verbreiten, kritische Infrastrukturen zu sabotieren und politische Ziele durch Einschüchterung und Gewaltandrohung zu erreichen</text:p>
      <text:p text:style-name="P19"><text:span text:style-name="T11">u</text:span><text:span text:style-name="T12">nd </text:span></text:p>
      <text:p text:style-name="P19"><text:span text:style-name="T12"/></text:p>
      <text:p text:style-name="P20"><text:span text:style-name="T11">D</text:span><text:span text:style-name="T12">imension der Fragestellung </text:span></text:p>
      <text:p text:style-name="P20"><text:span text:style-name="T11">B</text:span><text:span text:style-name="T12">egriffliche, erketnisstheoretische, ontologische Frage </text:span></text:p>
      <text:p text:style-name="P20"><text:span text:style-name="T13">W</text:span><text:span text:style-name="T12">ie Sollte Terror, Krieg, Cyberterror, Cyberkrieg erlaeutert werden</text:span></text:p>
      <text:p text:style-name="P21">in welcher Weise <text:s/>exisitiert Cyberterror Krieg? Wie fuegt es sich in unsere Welt ein?</text:p>
      <text:p text:style-name="P22">Eigenschaften von Cyberterrorismus krieg? </text:p>
      <text:p text:style-name="P22">Festellung dass Cyberkrieg / Cyberterror vorliegt? </text:p>
      <text:p text:style-name="P23"><text:span text:style-name="T12"/></text:p>
      <text:p text:style-name="P22">Fremdne Argumente Analysieren / Arguemtne finden </text:p>
      <text:p text:style-name="P23"><text:span text:style-name="T12"/></text:p>
      <text:p text:style-name="P22">Fragestellung aufwerden, These zur Beantwortung der Frage mit blick auf bestehende <text:s/>philosophische Positionen, Antwort gut begreunden (auch wenn Antworten so grund begreundet sind dass keine entscheidung geafllen werden kann, dann begruendung ebenfalls hierzu)</text:p>
      <text:p text:style-name="P23"><text:span text:style-name="T12"/></text:p>
      <text:p text:style-name="P22">Inwiefern Fragen formaulieren, veranschaulichende Beispiele</text:p>
      <text:p text:style-name="P14"><text:span text:style-name="T13"/></text:p>
      <text:p text:style-name="P24">Vorweg hier wandel deskriptiv nicht normativ beschreiben</text:p>
      <text:p text:style-name="P24">Notwendigkeit / Zwangslauefigkeit der Veraenderung</text:p>
      <text:p text:style-name="P12"><text:span text:style-name="T4"/></text:p>
      <text:p text:style-name="P12"><text:soft-page-break/><text:span text:style-name="T4"/></text:p>
      <text:p text:style-name="P12"><text:span text:style-name="T8">Im Bericht </text:span><text:span text:style-name="T4">ueber die Lager der IT-Sicherheit in Deutschland</text:span><text:span text:style-name="T8"> für das Jahr 2023 kommt die Cybersicherheitsbehörde des Bundes, </text:span><text:span text:style-name="T4">das Bundesamt fuer Sicherheit in der Informationstechnik, </text:span><text:span text:style-name="T8">zum Fazit: </text:span></text:p>
      <text:p text:style-name="P25">Deutschland steht vor ernsten Cyberbedrohungen, die die gesamtheitliche Sicherheit des Landes betreffen.</text:p>
      <text:p text:style-name="Text_20_body"><text:span text:style-name="Strong_20_Emphasis">Statistiken:</text:span></text:p>
      <text:list text:style-name="L1">
        <text:list-item>
          <text:p text:style-name="P26"><text:span text:style-name="Strong_20_Emphasis">Ransomware-Angriffe:</text:span> Durchschnittlich 68 Angriffe pro Monat auf Kommunalverwaltungen oder -betriebe. </text:p>
        </text:list-item>
        <text:list-item>
          <text:p text:style-name="P26"><text:span text:style-name="Strong_20_Emphasis">Neue Schadprogramm-Varianten:</text:span> Eine Viertelmillion pro Tag. </text:p>
        </text:list-item>
        <text:list-item>
          <text:p text:style-name="P26"><text:span text:style-name="Strong_20_Emphasis">Infizierte Systeme:</text:span> Rund 21.000 pro Tag. </text:p>
        </text:list-item>
        <text:list-item>
          <text:p text:style-name="P26"><text:span text:style-name="Strong_20_Emphasis">E-Mails mit Schadprogrammen im Regierungsnetz:</text:span> Täglich etwa 750 abgefangene E-Mails. </text:p>
        </text:list-item>
        <text:list-item>
          <text:p text:style-name="P26"><text:span text:style-name="Strong_20_Emphasis">Gesperrte Webseiten:</text:span> 370 pro Tag aufgrund von Schadsoftware. </text:p>
        </text:list-item>
        <text:list-item>
          <text:p text:style-name="P26"><text:span text:style-name="Strong_20_Emphasis">Schwachstellen in Softwareprodukten:</text:span> Mehr als 2.000 monatlich, wovon 15 % kritisch sind. </text:p>
        </text:list-item>
        <text:list-item>
          <text:p text:style-name="P27"><text:span text:style-name="Strong_20_Emphasis">Cyberangriffe in Spam-Mails:</text:span> 66 % aller Spam-Mails, darunter 34 % Erpressungsmails und 32 % Betrugsmails. </text:p>
        </text:list-item>
      </text:list>
      <text:p text:style-name="Text_20_body">Diese Daten verdeutlichen die ernsthafte Bedrohung:</text:p>
      <text:h text:style-name="Heading_20_2" text:outline-level="2"><text:span text:style-name="Strong_20_Emphasis">Data locuta, causa finita.</text:span></text:h>
      <text:p text:style-name="P28"><text:span text:style-name="T8"/></text:p>
      <text:p text:style-name="P28"><text:span text:style-name="T8"/></text:p>
      <text:p text:style-name="P29"><text:span text:style-name="T8">N</text:span><text:span text:style-name="T12">immt man die Daten und Fakten zur Lage der IT-Sicherheit in Deutschland 2023 zurhand</text:span></text:p>
      <text:p text:style-name="P30"><text:span text:style-name="T14"/></text:p>
      <text:p text:style-name="P30"><text:span text:style-name="T3"><text:s/>Im Frühjahr 202</text:span><text:span text:style-name="T15">3</text:span><text:span text:style-name="T3"> führte Killnet einen kollektiven Cyberangriff auf Deutschland durch, als Reaktion auf die geplante Lieferung von Leopard-Panzern an die Ukraine. Ein ähnliches Muster zeigte sich im Sommer 2022, als Litauen zum Ziel von Angriffen wurde, nachdem das Land den Transport von sanktionierten russischen Gütern wie Kohle und Stahl über seine Eisenbahnverbindung in die russische Exklave Kaliningrad unterband 【11KM Tagesschau-Podcast, 2022】.</text:span></text:p>
      <text:p text:style-name="P31"><text:soft-page-break/><text:span text:style-name="T3"/></text:p>
      <text:p text:style-name="P32">Killnet Litauen (warum genau Litauen)</text:p>
      <text:p text:style-name="P32">Sommer 2022 Kaliningrad <text:s/>Exklave im Zentrum zwischen Polen und Litauen</text:p>
      <text:p text:style-name="P32">Fuer Lieferungen wird Eisbahn durch Litauen benutzt </text:p>
      <text:p text:style-name="P32">Juni 2022 Saktionen Kohle / Stahl fuer Russland → Litauen unterbindet Transport</text:p>
      <text:p text:style-name="P32"/>
      <text:p text:style-name="P32">Aufruf zur vergeltung Litauen (Telegram gruppen, russischer Propaganda)</text:p>
      <text:p text:style-name="P32"/>
      <text:p text:style-name="P32">D-Dos Angriff ueber Wochen hinweg (Liste mit Angriffzielen)</text:p>
      <text:p text:style-name="P32">- Webseiten und IP-Adressen </text:p>
      <text:p text:style-name="P32">- Screenshot mit nachweis dass Seite nicht erreichbar (Server Error 501/502)</text:p>
      <text:p text:style-name="P32"/>
      <text:p text:style-name="P32">Propaganda / offentliche Meinung Manipulieren | Verunsicherung in einem Land triggeren</text:p>
      <text:p text:style-name="P32"/>
      <text:p text:style-name="P32">Gefuehl in der Bevolerkung entsteht wenn ueber wochenhinweg bestimmte Seiten nicht erreichbar sind, dass man Angreifbar ist</text:p>
      <text:p text:style-name="P32"/>
      <text:p text:style-name="P33">2 ½ Wochen verteilte Angriffe </text:p>
      <text:p text:style-name="P33">dann Punktuell Ignitis Group (Energie Versorger Litauens)</text:p>
      <text:p text:style-name="P33">Webseiten ging down um 4:30 in der Freuh </text:p>
      <text:p text:style-name="P33">(kein Kundenkonto Zugriff)</text:p>
      <text:p text:style-name="P33">Insider der eventuell Schadsoftware auf Server zieht</text:p>
      <text:p text:style-name="P33"/>
      <text:p text:style-name="P33">Killnet – Hacktivismus Organisation (Terroristische Gruppe) (politisches Interesse – kein Geld) </text:p>
      <text:p text:style-name="P33">- rusophile hacker die Russland unterstuetzen</text:p>
      <text:p text:style-name="P33"/>
      <text:p text:style-name="P34">Seit Ukrainekrieg grosser Aufschwung der Hacktivisten</text:p>
      <text:p text:style-name="P35">Ist Cyber-Krieg Krieg und ist Cyber-Terrorismus Terrorismus?</text:p>
      <text:p text:style-name="P35"><text:span text:style-name="T3"/></text:p>
      <text:p text:style-name="P35"><text:span text:style-name="T3"/></text:p>
      <text:p text:style-name="Text_20_body">Diese DDoS-Angriffe (Distributed Denial of Service) auf Litauen wurden über mehrere Wochen hinweg koordiniert und gezielt gegen staatliche Institutionen und kritische Infrastrukturen wie den litauischen Energieversorger Ignitis Group gerichtet, dessen Webseite über mehrere Stunden nicht erreichbar war, was auch den Zugang zu Kundenkonten einschränkte【11KM Tagesschau-Podcast, 2022】. Auf Plattformen wie Telegram rief die Gruppe zu Vergeltungsaktionen auf, unterstützt durch russische <text:soft-page-break/>Propaganda, was die Unsicherheit und das Gefühl der Verwundbarkeit in der Bevölkerung weiter schürte【11KM Tagesschau-Podcast, 2022】.</text:p>
      <text:p text:style-name="P10"><text:span text:style-name="T3"/></text:p>
      <text:p text:style-name="P9"/>
      <text:p text:style-name="P9">Angesichts solcher Entwicklungen stellt sich die Frage, ob Cyberangriffe als neue Form des Krieges und Cyber-Terrorismus als neue Form des Terrorismus zu werten sind. Ein wesentlicher Aspekt dieser Diskussion ist die Tatsache, dass Angriffe wie die von Killnet sowohl von staatlichen Akteuren als auch von unabhängigen Gruppen durchgeführt werden können, wodurch Verantwortlichkeiten und Motivationen oft unklar bleiben. Dies ermöglicht es beispielsweise Russland, jede direkte Verbindung zu den Angriffen abzustreiten und so die völkerrechtliche und diplomatische Verantwortung zu umgehen.</text:p>
      <text:p text:style-name="P9"/>
      <text:p text:style-name="P9">Diese Ambivalenz und die neuen Herausforderungen für die internationale Sicherheitsarchitektur rufen die Doppelleitfrage auf, die dieser Projektarbeit zugrunde liegt: Ist Cyber-Krieg Krieg? Und ist Cyber-Terrorismus Terrorismus? Die Betrachtung der Angriffe von Gruppen wie Killnet dient dabei als aktuelles Beispiel, um die Grenzen und Überschneidungen zwischen digitalen und traditionellen Formen der Gewaltanwendung zu analysieren und die ethischen und rechtlichen Konsequenzen im Rahmen der Philosophie der Digitalisierung zu diskutieren.</text:p>
      <text:p text:style-name="P9"/>
      <text:p text:style-name="P9"/>
      <text:p text:style-name="P10"><text:span text:style-name="T16">[1] </text:span>Mäder, L. (2022). Russische Hacker greifen europäische Länder an – aus Rache für Sanktionen. <text:span text:style-name="Emphasis">NZZ</text:span>.</text:p>
      <text:p text:style-name="P10"/>
      <text:p text:style-name="P10"/>
      <text:p text:style-name="P10"/>
      <text:p text:style-name="P10"/>
      <text:p text:style-name="P36">BSIII</text:p>
      <text:p text:style-name="P37"><text:span text:style-name="T14">Politisch motivierte Cyberangriffe der prorussischen Hackergruppe Killnet sind ein aktuelles Beispiel für Bedrohungen, denen die Mitgliedstaaten der Europäischen Union in ihrer gesamtheitlichen Sicherheit ausgesetzt sind. </text:span><text:span text:style-name="T8">Data locuta causa finita</text:span></text:p>
      <text:p text:style-name="P37"><text:span text:style-name="T8"/></text:p>
      <text:p text:style-name="P38">„Die Bedrohung im Cyberraum ist […] so hoch wie nie zuvor“, lautet das Fazit des Bundesamtes für Sicherheit in der Informationstechnik im Bericht über die Lage der IT-Sicherheit in Deutschland für das Jahr 2023. </text:p>
      <text:p text:style-name="P39"><text:span text:style-name="T12">Laut den im Bericht genannten Statistiken sind täglich circa 775 Schadprogramme im deutschen Regierungsnetz abgefangen worden, die dem Anhang einer E-Mail beigefügt </text:span><text:soft-page-break/><text:span text:style-name="T12">waren. Durchschnittluch gab es 68 Angriffe pro Monat auf Kommunalverwaltungen oder -betriebe.</text:span></text:p>
      <text:p text:style-name="P40">Ganz nach dem Satz von Florian Felix Weyh “Data locuta, causa finita” ist </text:p>
      <text:p text:style-name="P38">„Die Bedrohung im Cyberraum ist […] so hoch wie nie zuvor“, lautet das Fazit des Bundesamtes für Sicherheit in der Informationstechnik im Bericht über die Lage der IT-Sicherheit in Deutschland für das Jahr 2023.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Noto Serif" fo:font-family="'Noto Serif'" style:font-family-generic="roman" style:font-pitch="variable" fo:font-size="18pt" fo:font-weight="bold" style:font-name-asian="Noto Sans1"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2T21:10:12.968666362</meta:creation-date>
    <meta:editing-duration>PT6M59S</meta:editing-duration>
    <meta:editing-cycles>3</meta:editing-cycles>
    <meta:generator>LibreOffice/24.8.0.3$Linux_X86_64 LibreOffice_project/480$Build-3</meta:generator>
    <dc:date>2024-09-12T21:18:30.135353805</dc:date>
    <meta:document-statistic meta:table-count="0" meta:image-count="0" meta:object-count="0" meta:page-count="11" meta:paragraph-count="143" meta:word-count="1666" meta:character-count="12839" meta:non-whitespace-character-count="11285"/>
  </office:meta>
</office:document-meta>
</file>